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AT" officeooo:paragraph-rsid="00056f83"/>
    </style:style>
    <style:style style:name="P2" style:family="paragraph" style:parent-style-name="Standard">
      <style:text-properties fo:language="de" fo:country="AT" officeooo:paragraph-rsid="0013cebd"/>
    </style:style>
    <style:style style:name="P3" style:family="paragraph" style:parent-style-name="Standard">
      <style:text-properties officeooo:rsid="00056f83" officeooo:paragraph-rsid="00056f83"/>
    </style:style>
    <style:style style:name="P4" style:family="paragraph" style:parent-style-name="Standard">
      <style:text-properties officeooo:paragraph-rsid="00056f83"/>
    </style:style>
    <style:style style:name="P5" style:family="paragraph" style:parent-style-name="Text_20_body">
      <style:text-properties officeooo:rsid="00056f83" officeooo:paragraph-rsid="00056f83"/>
    </style:style>
    <style:style style:name="P6" style:family="paragraph" style:parent-style-name="aufgabe">
      <style:text-properties officeooo:paragraph-rsid="00056f83"/>
    </style:style>
    <style:style style:name="P7" style:family="paragraph" style:parent-style-name="aufgabe">
      <style:text-properties officeooo:paragraph-rsid="0007383a"/>
    </style:style>
    <style:style style:name="P8" style:family="paragraph" style:parent-style-name="aufgabe">
      <style:text-properties officeooo:rsid="0007383a" officeooo:paragraph-rsid="0007383a"/>
    </style:style>
    <style:style style:name="P9" style:family="paragraph" style:parent-style-name="aufgabe">
      <style:text-properties officeooo:rsid="0007383a" officeooo:paragraph-rsid="0013cebd"/>
    </style:style>
    <style:style style:name="P10" style:family="paragraph" style:parent-style-name="aufgabe">
      <style:paragraph-properties style:text-autospace="none"/>
      <style:text-properties officeooo:paragraph-rsid="00056f83"/>
    </style:style>
    <style:style style:name="P11" style:family="paragraph" style:parent-style-name="aufgabe">
      <style:text-properties officeooo:paragraph-rsid="000901e3"/>
    </style:style>
    <style:style style:name="P12" style:family="paragraph" style:parent-style-name="aufgabe">
      <style:text-properties fo:font-weight="bold" officeooo:paragraph-rsid="00056f83" style:font-weight-asian="bold" style:font-weight-complex="bold"/>
    </style:style>
    <style:style style:name="P13" style:family="paragraph" style:parent-style-name="aufgabe">
      <style:text-properties fo:font-weight="bold" officeooo:rsid="000901e3" officeooo:paragraph-rsid="000901e3" style:font-weight-asian="bold" style:font-weight-complex="bold"/>
    </style:style>
    <style:style style:name="P14" style:family="paragraph" style:parent-style-name="aufgabe">
      <style:text-properties officeooo:rsid="000901e3" officeooo:paragraph-rsid="000901e3"/>
    </style:style>
    <style:style style:name="P15" style:family="paragraph" style:parent-style-name="aufgabe">
      <style:text-properties officeooo:rsid="000901e3" officeooo:paragraph-rsid="000bb36b"/>
    </style:style>
    <style:style style:name="P16" style:family="paragraph" style:parent-style-name="aufgabe">
      <style:text-properties officeooo:rsid="000af84b" officeooo:paragraph-rsid="000af84b"/>
    </style:style>
    <style:style style:name="P17" style:family="paragraph" style:parent-style-name="aufgabe">
      <style:text-properties officeooo:rsid="000af84b" officeooo:paragraph-rsid="000bb36b"/>
    </style:style>
    <style:style style:name="P18" style:family="paragraph" style:parent-style-name="aufgabe">
      <style:text-properties officeooo:rsid="000da5e5" officeooo:paragraph-rsid="000dd763"/>
    </style:style>
    <style:style style:name="P19" style:family="paragraph" style:parent-style-name="aufgabe">
      <style:text-properties officeooo:paragraph-rsid="000dd763"/>
    </style:style>
    <style:style style:name="P20" style:family="paragraph" style:parent-style-name="aufgabe">
      <style:text-properties officeooo:rsid="000dd763" officeooo:paragraph-rsid="000dd763"/>
    </style:style>
    <style:style style:name="P21" style:family="paragraph" style:parent-style-name="aufgabe">
      <style:text-properties officeooo:rsid="000dd763" officeooo:paragraph-rsid="000fa9c5"/>
    </style:style>
    <style:style style:name="P22" style:family="paragraph" style:parent-style-name="aufgabe">
      <style:text-properties officeooo:rsid="000fa9c5" officeooo:paragraph-rsid="000fa9c5"/>
    </style:style>
    <style:style style:name="P23" style:family="paragraph" style:parent-style-name="aufgabe">
      <style:text-properties officeooo:rsid="0013cebd" officeooo:paragraph-rsid="0013cebd"/>
    </style:style>
    <style:style style:name="P24" style:family="paragraph" style:parent-style-name="aufgabe">
      <style:text-properties officeooo:paragraph-rsid="0013cebd"/>
    </style:style>
    <style:style style:name="P25" style:family="paragraph" style:parent-style-name="Heading_20_1">
      <style:text-properties officeooo:rsid="00056f83" officeooo:paragraph-rsid="00056f83"/>
    </style:style>
    <style:style style:name="P26" style:family="paragraph" style:parent-style-name="Heading_20_2">
      <style:text-properties officeooo:rsid="00056f83" officeooo:paragraph-rsid="00056f83"/>
    </style:style>
    <style:style style:name="P27" style:family="paragraph" style:parent-style-name="Heading_20_2">
      <style:text-properties officeooo:paragraph-rsid="0013ceb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aufgabe">
      <style:text-properties officeooo:rsid="000fa9c5" officeooo:paragraph-rsid="000fa9c5"/>
    </style:style>
    <style:style style:name="P31" style:family="paragraph" style:parent-style-name="aufgabe">
      <style:text-properties officeooo:rsid="0013cebd" officeooo:paragraph-rsid="0013cebd"/>
    </style:style>
    <style:style style:name="P32" style:family="paragraph" style:parent-style-name="aufgabe">
      <style:text-properties officeooo:rsid="000dd763" officeooo:paragraph-rsid="0013cebd"/>
    </style:style>
    <style:style style:name="P33" style:family="paragraph" style:parent-style-name="aufgabe">
      <style:text-properties officeooo:rsid="000901e3" officeooo:paragraph-rsid="000901e3"/>
    </style:style>
    <style:style style:name="T1" style:family="text">
      <style:text-properties fo:font-style="normal" style:font-style-asian="normal" style:font-style-complex="normal"/>
    </style:style>
    <style:style style:name="T2" style:family="text">
      <style:text-properties fo:font-style="normal" officeooo:rsid="00056f83" style:font-style-asian="normal" style:font-style-complex="normal"/>
    </style:style>
    <style:style style:name="T3" style:family="text">
      <style:text-properties officeooo:rsid="00056f83"/>
    </style:style>
    <style:style style:name="T4" style:family="text">
      <style:text-properties fo:language="de" fo:country="AT" fo:font-style="normal" officeooo:rsid="00056f83" style:font-style-asian="normal" style:font-style-complex="normal"/>
    </style:style>
    <style:style style:name="T5" style:family="text">
      <style:text-properties fo:language="de" fo:country="AT" officeooo:rsid="00056f83"/>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07383a"/>
    </style:style>
    <style:style style:name="T10" style:family="text">
      <style:text-properties officeooo:rsid="000901e3"/>
    </style:style>
    <style:style style:name="T11" style:family="text">
      <style:text-properties officeooo:rsid="000bb36b"/>
    </style:style>
    <style:style style:name="T12" style:family="text">
      <style:text-properties officeooo:rsid="000dd763"/>
    </style:style>
    <style:style style:name="T13" style:family="text">
      <style:text-properties officeooo:rsid="000fa9c5"/>
    </style:style>
    <style:style style:name="T14" style:family="text">
      <style:text-properties officeooo:rsid="00100597"/>
    </style:style>
    <style:style style:name="T15" style:family="text">
      <style:text-properties officeooo:rsid="0013cebd"/>
    </style:style>
    <style:style style:name="T16" style:family="text">
      <style:text-properties style:text-underline-style="solid" style:text-underline-width="auto" style:text-underline-color="font-color"/>
    </style:style>
    <style:style style:name="T17" style:family="text">
      <style:text-properties officeooo:rsid="0014c3e2"/>
    </style:style>
    <style:style style:name="T18" style:family="text">
      <style:text-properties officeooo:rsid="0014fdee"/>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28"><text:a xlink:type="simple" xlink:href="#__RefHeading__5987_989174643" text:style-name="Internet_20_link" text:visited-style-name="Internet_20_link">1. </text:a>C-socket<text:tab/>1</text:p>
          <text:p text:style-name="P29"><text:a xlink:type="simple" xlink:href="#__RefHeading__5989_989174643" text:style-name="Internet_20_link" text:visited-style-name="Internet_20_link">1.1. </text:a>Aufgabe: t_host<text:tab/>1</text:p>
          <text:p text:style-name="P29"><text:a xlink:type="simple" xlink:href="#__RefHeading__5991_989174643" text:style-name="Internet_20_link" text:visited-style-name="Internet_20_link">1.2. </text:a><text:span text:style-name="T1">Aufgabe: t_vcclient.c, t_vcserver.c</text:span><text:tab/>1</text:p>
          <text:p text:style-name="P29"><text:a xlink:type="simple" xlink:href="#__RefHeading__5993_989174643" text:style-name="Internet_20_link" text:visited-style-name="Internet_20_link">1.3. </text:a>Aufgabe: t_ping_client.c, t_pong_server.c<text:tab/>1</text:p>
          <text:p text:style-name="P29"><text:a xlink:type="simple" xlink:href="#__RefHeading__5930_986578181" text:style-name="Internet_20_link" text:visited-style-name="Internet_20_link">1.4. </text:a>Aufgabe: t_fileclient.c, t_fileserver.c<text:tab/>2</text:p>
          <text:p text:style-name="P29"><text:a xlink:type="simple" xlink:href="#__RefHeading__410_1440955901" text:style-name="Internet_20_link" text:visited-style-name="Internet_20_link">1.5. </text:a>Aufgabe: t_fileserver_port80.c (ue)<text:tab/>3</text:p>
          <text:p text:style-name="P29"><text:a xlink:type="simple" xlink:href="#__RefHeading__5932_986578181" text:style-name="Internet_20_link" text:visited-style-name="Internet_20_link">1.6. </text:a>Aufgabe: popen.c<text:tab/>4</text:p>
          <text:p text:style-name="P29"><text:a xlink:type="simple" xlink:href="#__RefHeading__5936_986578181" text:style-name="Internet_20_link" text:visited-style-name="Internet_20_link">1.7. </text:a>+Aufgabe: tictactoed.c, vc_tictactoe.c<text:tab/>4</text:p>
          <text:p text:style-name="P29"><text:a xlink:type="simple" xlink:href="#__RefHeading__437_1440955901" text:style-name="Internet_20_link" text:visited-style-name="Internet_20_link">1.8. </text:a>+Aufgabe: t_vcserver_port80.c (mab)<text:tab/>4</text:p>
        </text:index-body>
      </text:table-of-content>
      <text:h text:style-name="P25" text:outline-level="1" text:restart-numbering="true" text:start-value="-1"><text:bookmark-start text:name="__RefHeading__5987_989174643"/>C-<text:span text:style-name="T17">S</text:span>ocket<text:bookmark-end text:name="__RefHeading__5987_989174643"/></text:h>
      <text:p text:style-name="P5"><text:span text:style-name="T3">G</text:span>rundlage: WEB-NW-PROG/01-SOCKET/01-lernen/nw-prog-01-grundlagen-c.odt</text:p>
      <text:h text:style-name="P26" text:outline-level="2"><text:bookmark-start text:name="__RefHeading__5989_989174643"/>Aufgabe: t_host<text:bookmark-end text:name="__RefHeading__5989_989174643"/></text:h>
      <text:p text:style-name="P5">sudo nano /etc/hosts </text:p>
      <text:p text:style-name="Standard">Tragen Sie in die Datei folgende Zeile ein:</text:p>
      <text:p text:style-name="P6">1<text:span text:style-name="T3">27.0.0.1</text:span><text:tab/><text:span text:style-name="T3">www.hofmann.org</text:span></text:p>
      <text:p text:style-name="P3">verwenden Sie statt hofmann Ihren Namen.</text:p>
      <text:p text:style-name="P3"/>
      <text:p text:style-name="P3">und <text:span text:style-name="T9">ü</text:span>bersetzen Sie das Programm t_host.c aus WEB-NW-PROG/01-SOCKET/01-lernen/nw-prog-01-grundlagen-c.odt und testen Sie es mit</text:p>
      <text:p text:style-name="P6">./t_host.exe <text:a xlink:type="simple" xlink:href="http://www.hofmann.org/" text:style-name="Internet_20_link" text:visited-style-name="Visited_20_Internet_20_Link"><text:span text:style-name="T3">www.hofmann.org</text:span></text:a></text:p>
      <text:p text:style-name="P10"><text:span text:style-name="T5">./t_host.exe </text:span><text:a xlink:type="simple" xlink:href="http://www.ripe.net/" text:style-name="Internet_20_link" text:visited-style-name="Visited_20_Internet_20_Link"><text:span text:style-name="T5">www.ripe.net</text:span></text:a><text:span text:style-name="T5"> localhost 141.201.80.2</text:span></text:p>
      <text:p text:style-name="Standard"/>
      <text:h text:style-name="Heading_20_2" text:outline-level="2"><text:bookmark-start text:name="__RefHeading__5991_989174643"/><text:span text:style-name="Citation"><text:span text:style-name="T2">Aufgabe: t_vcclient.c, t_vcserver.c</text:span></text:span><text:bookmark-end text:name="__RefHeading__5991_989174643"/></text:h>
      <text:p text:style-name="P3"><text:span text:style-name="Citation"><text:span text:style-name="T1">Übersetzen und starten Sie die Programme t_vcclient.c und t_vcserver.c aus WEB-NW-PROG/01-SOCKET/01-lernen/nw-prog-01-grundlagen-c.odt</text:span></text:span></text:p>
      <text:p text:style-name="P4"><text:span text:style-name="Citation"><text:span text:style-name="T2"/></text:span></text:p>
      <text:h text:style-name="Heading_20_2" text:outline-level="2"><text:bookmark-start text:name="__RefHeading__5993_989174643"/>Aufgabe: t_ping_client.c, t_pong_server.c<text:bookmark-end text:name="__RefHeading__5993_989174643"/></text:h>
      <text:p text:style-name="P6">Studieren Sie die Programme t_vcclient.c/t_vcserver.c und erstellen Sie ein Verzeichnis pong, dass aus t_ping_client.c und t_pong_server.c besteht.</text:p>
      <text:p text:style-name="P6"/>
      <text:p text:style-name="P12">t_pong_server.c:</text:p>
      <text:p text:style-name="P7">Wird zuerst gestartet mit ./t_pong_server.exe&amp; </text:p>
      <text:p text:style-name="P7">Gibt den Port am Bildschirm aus. Diesen muss dann der Client als Kommunikationsport (s.u. PortNr) verwenden.</text:p>
      <text:p text:style-name="P6">Nach erfolgreicher Initialisierung liest der Server Daten vom Client und gibt diese dann sofort wieder an den Client zurück.</text:p>
      <text:p text:style-name="P6"/>
      <text:p text:style-name="P12">t_ping_client.c:</text:p>
      <text:p text:style-name="P6">Wird folgend aufgerufen: ./t_ping_client.exe localhost PortNr</text:p>
      <text:p text:style-name="P6">Liest zeilenweise von der Tastatur ein, gibt diese Daten an den Server und liest vom Server dann die Daten und gibt diese am Bildschirm wieder aus.</text:p>
      <text:h text:style-name="Heading_20_2" text:outline-level="2"><text:bookmark-start text:name="__RefHeading__5930_986578181"/><text:soft-page-break/>Aufgabe: <text:span text:style-name="T6"><text:s/></text:span><text:span text:style-name="T7">t_fileclient.c, t_fileserver.c</text:span><text:bookmark-end text:name="__RefHeading__5930_986578181"/></text:h>
      <text:p text:style-name="P7">Erstellen Sie auf der Grundlage der vorhergehenden Aufgabe zwei Programme:<text:line-break/><text:line-break/><text:span text:style-name="T8">t_fileserver.c:</text:span> <text:line-break/>Wird zuerst gestartet mit ./t_fileserver.exe&amp; </text:p>
      <text:p text:style-name="P11">Gibt den Port am Bildschirm aus. Diesen muss dann der Client als Kommunikationsport (s.u. PortNr) verwenden. Nach erfolgreicher Initialisierung liest der Server Daten vom Client und öffnet die verlangte Datei. Liest die Datei zeilenweise aus und sendet die Daten zeilenweise an den Client.<text:line-break/></text:p>
      <text:p text:style-name="P16"><text:span text:style-name="T8">Programmablaufplan: t_fileserver.c</text:span> </text:p>
      <text:p text:style-name="P16">ld= SOCKET(...) </text:p>
      <text:p text:style-name="P16">BIND(ld) </text:p>
      <text:p text:style-name="P16">LISTEN(ld) </text:p>
      <text:p text:style-name="P16">while(1) </text:p>
      <text:p text:style-name="P16"><text:tab/>sd= ACCEPT(<text:span text:style-name="T17">l</text:span>d,...) </text:p>
      <text:p text:style-name="P16"/>
      <text:p text:style-name="P17"><text:tab/><text:span text:style-name="T11">memset(buf,0,MSGSIZE) <text:s/>// reset buf</text:span></text:p>
      <text:p text:style-name="P16"><text:tab/>READ(sd, buf,MSGSIZE) <text:s text:c="2"/>// "get /etc/passwd" </text:p>
      <text:p text:style-name="P16"/>
      <text:p text:style-name="P16"><text:tab/>fopen() </text:p>
      <text:p text:style-name="P16"><text:tab/>while (fgets()) </text:p>
      <text:p text:style-name="P17"><text:tab/><text:tab/><text:span text:style-name="T11">WRITE(sd,buf,strlen(buf)) <text:s text:c="2"/>// nur druckbare Zeichen senden</text:span></text:p>
      <text:p text:style-name="P16"><text:tab/>fclose ()</text:p>
      <text:p text:style-name="P16"/>
      <text:p text:style-name="P16"><text:tab/>CLOSE(sd)<text:tab/> </text:p>
      <text:p text:style-name="P16"/>
      <text:p text:style-name="P11"><text:line-break/><text:span text:style-name="T8">t_fileclient.c: </text:span><text:line-break/>Wird folgend aufgerufen: ./t_fileclient.exe localhost PortNr <text:line-break/></text:p>
      <text:p text:style-name="P8">In einer Schleife:</text:p>
      <text:p text:style-name="P11"><text:s text:c="3"/>* Liest von der Tastatur einen Dateinamen ein <text:span text:style-name="T10">(inkl. dem GET Befehl) </text:span>und <text:line-break/> <text:s text:c="2"/>* sendet an denServer folgenden String/<text:span text:style-name="T10">Befehl</text:span> <text:span text:style-name="T8">GET dateiname</text:span> <text:line-break/> <text:s text:c="2"/>* <text:span text:style-name="T10">D</text:span>ann liest der Client vom Socket die Datei ein und gibt diese am Bildschirm aus.</text:p>
      <text:p text:style-name="P6"/>
      <text:p text:style-name="P8">Erst wenn der User als Dateinamen quit eingibt, wird der Client beendet. Achten Sie darauf, dass auch der Server diese Information ordnungsgemäß bekommt.</text:p>
      <text:p text:style-name="P8">Weitere Beispiele, die auch funktionieren müssen:</text:p>
      <text:p text:style-name="P8">GET /etc/passwd</text:p>
      <text:p text:style-name="P8">GET t_fileserver.c</text:p>
      <text:p text:style-name="P14"/>
      <text:p text:style-name="P13">Programmablaufplan: t_fileclient.c</text:p>
      <text:p text:style-name="P14">while(1){ </text:p>
      <text:p text:style-name="P14"><text:tab/>1. <text:span text:style-name="T17">Read Benutzeeingageb:<text:line-break/><text:tab/> <text:s text:c="3"/>printf("client: ");<text:line-break/><text:tab/> <text:s text:c="3"/>gets(buf); <text:s text:c="2"/>//</text:span> (zB: "get /etc/passwd") </text:p>
      <text:p text:style-name="P14"><text:tab/><text:tab/>if (<text:span text:style-name="T17">strcmp(</text:span>input, "quit")<text:span text:style-name="T17">==0)</text:span> exit</text:p>
      <text:p text:style-name="P14"><text:tab/>2. sd= SOCKET(...) </text:p>
      <text:p text:style-name="P14"><text:tab/>3. CONNECT(sd,...) </text:p>
      <text:p text:style-name="P14"><text:tab/>4. WRITE(sd, input, MSGSIZE) </text:p>
      <text:p text:style-name="P14"><text:tab/>5. do { </text:p>
      <text:p text:style-name="P14"><text:tab/><text:tab/>int anz= READ(sd, buf, MSGSIZE); </text:p>
      <text:p text:style-name="P15"><text:tab/><text:tab/><text:span text:style-name="T11">if (anz&gt;0) printf(buf); </text:span></text:p>
      <text:p text:style-name="P14"><text:tab/> <text:s text:c="2"/>} while(anz&gt;0); </text:p>
      <text:p text:style-name="P14"><text:tab/>6. CLOSE(sd) </text:p>
      <text:p text:style-name="P14"><text:s/>}</text:p>
      <text:h text:style-name="Heading_20_2" text:outline-level="2"><text:bookmark-start text:name="__RefHeading__410_1440955901"/><text:soft-page-break/>Aufgabe: t_fileserver_port80.c <text:span text:style-name="T14">(ue)</text:span><text:bookmark-end text:name="__RefHeading__410_1440955901"/></text:h>
      <text:p text:style-name="aufgabe"><text:span text:style-name="T16">Der Client:</text:span> Als Client verwenden Sie einen herkömmlichen Web-Browser, um Files vom Serverprogramm zu lesen. <text:span text:style-name="T15">(</text:span><text:a xlink:type="simple" xlink:href="http://127.0.0.1/t_fileserver_port80.c" text:style-name="Internet_20_link" text:visited-style-name="Visited_20_Internet_20_Link">http://127.0.0.1/t_fileserver_port80.c</text:a> , <text:a xlink:type="simple" xlink:href="http://127.0.0.1/Makefile" text:style-name="Internet_20_link" text:visited-style-name="Visited_20_Internet_20_Link">http://127.0.0.1/Makefile</text:a> <text:span text:style-name="T15">)</text:span></text:p>
      <text:p text:style-name="aufgabe"><text:span text:style-name="T16"/></text:p>
      <text:p text:style-name="aufgabe"><text:span text:style-name="T16">Der Server:</text:span></text:p>
      <text:p text:style-name="P19">* Liest entsprechend dem http-Protokoll den HTTP-request <text:span text:style-name="T15">und extrahiert den Dateinamen</text:span></text:p>
      <text:p text:style-name="P19">* <text:span text:style-name="T12">öffnet die Datei und schreibt sie als http-response ( HTTP-Protokoll konform) an d. Browser</text:span></text:p>
      <text:p text:style-name="P19"/>
      <text:p text:style-name="P20"><text:span text:style-name="T16">Vereinfachung:</text:span> <text:span text:style-name="T13">Es muss nicht das gesamte HTTP-Protokoll berücksichtigt werden. </text:span></text:p>
      <text:p text:style-name="P22">* Es soll nur GET … berücksichtigt werden. (s.u.)</text:p>
      <text:p text:style-name="P21">* <text:span text:style-name="T13">Es soll nur Content-Type: text/plain unterstützt werden. </text:span></text:p>
      <text:p text:style-name="P20">* <text:span text:style-name="T13">Wenn die Datei nicht vorhanden ist, wird "HTTP/1.1 404 File not Found\r\n" zurückgegeben.</text:span></text:p>
      <text:p text:style-name="P20"/>
      <text:p text:style-name="P19"><text:span text:style-name="T16">Hinweis:</text:span> Beachte das http-Protokoll, den<text:span text:style-name="T18">n</text:span> der WebBrowser verwendet dieses.<text:line-break/><text:a xlink:type="simple" xlink:href="http://de.wikipedia.org/wiki/Hypertext_Transfer_Protocol" text:style-name="Internet_20_link" text:visited-style-name="Visited_20_Internet_20_Link">http://de.wikipedia.org/wiki/Hypertext_Transfer_Protocol</text:a></text:p>
      <text:p text:style-name="P18"/>
      <text:p text:style-name="P20"><text:span text:style-name="T16">Hinweis:</text:span> Dateigrösse ermitteln</text:p>
      <text:p text:style-name="P20">fseek(fp, 0L, SEEK_END); <text:s text:c="3"/>long sz = ftell(fp); <text:s text:c="3"/>fseek(fp, 0L, SEEK_SET);</text:p>
      <text:p text:style-name="P20"/>
      <text:p text:style-name="P20"><text:span text:style-name="T16">Hinweis</text:span>: HTTP-Protokoll (request)</text:p>
      <text:p text:style-name="P20">GET /Makefile http/1.1CRLF ...</text:p>
      <text:p text:style-name="P20"/>
      <text:p text:style-name="P21"><text:span text:style-name="T16">Hinweis</text:span>: HTTP-Protokoll (<text:span text:style-name="T13">response</text:span>)</text:p>
      <text:p text:style-name="P22">"HTTP/1.1 200 OK\r\n"</text:p>
      <text:p text:style-name="P22">"Content-Type: text/plain\r\n"</text:p>
      <text:p text:style-name="P22">"Content-Length: 1234\r\n"</text:p>
      <text:p text:style-name="P22"/>
      <text:p text:style-name="P22"><text:span text:style-name="T16">Hinweis</text:span>: HTTP-Protokoll</text:p>
      <text:p text:style-name="P22">Beachte die Trennung von HTTP-Head und HTTP-Body</text:p>
      <text:p text:style-name="P22">"\r\n\r\n"</text:p>
      <text:p text:style-name="P22"/>
      <text:p text:style-name="P23"><text:span text:style-name="T16">Hinweis</text:span>: <text:s/>PAP: t_fileserver_port80.c </text:p>
      <text:p text:style-name="P23">ld= SOCKET(...) </text:p>
      <text:p text:style-name="P23">BIND(ld) </text:p>
      <text:p text:style-name="P23">LISTEN(ld) </text:p>
      <text:p text:style-name="P23">while(1) </text:p>
      <text:p text:style-name="P23"><text:tab/>sd= ACCEPT(sd,...) </text:p>
      <text:p text:style-name="P23"><text:tab/>memset(buf,0,MSGSIZE) </text:p>
      <text:p text:style-name="P23"><text:tab/>READ(sd, buf,MSGSIZE) <text:s text:c="2"/>// "GET /Makefile http/1.1\r\n …." </text:p>
      <text:p text:style-name="P23"/>
      <text:p text:style-name="P23"><text:tab/>extract filename </text:p>
      <text:p text:style-name="P23"/>
      <text:p text:style-name="P23"><text:tab/>fopen() </text:p>
      <text:p text:style-name="P23"><text:tab/>if (!ok) </text:p>
      <text:p text:style-name="P23"><text:tab/><text:tab/>HTTP/1.1 404 File not Found <text:s/>….</text:p>
      <text:p text:style-name="P23"><text:tab/>else </text:p>
      <text:p text:style-name="P23"><text:tab/><text:tab/>HTTP/1.1 200 OK </text:p>
      <text:p text:style-name="P23"><text:tab/><text:tab/>Content-Type: text/plain </text:p>
      <text:p text:style-name="P23"><text:tab/><text:tab/>Content-Length: ... </text:p>
      <text:p text:style-name="P23"/>
      <text:p text:style-name="P23"><text:tab/><text:tab/>while (fgets()) </text:p>
      <text:p text:style-name="P23"><text:tab/><text:tab/><text:tab/>WRITE(sd,buf,strlen(buf)) <text:s text:c="2"/>// nur druckbare Zeichen senden </text:p>
      <text:p text:style-name="P23"><text:tab/><text:tab/>fclose </text:p>
      <text:p text:style-name="P23"/>
      <text:p text:style-name="P23"><text:tab/><text:tab/>sleep(1); // wait drainig the socket-data </text:p>
      <text:p text:style-name="P23"><text:tab/><text:tab/>CLOSE(sd)<text:tab/> </text:p>
      <text:h text:style-name="Heading_20_2" text:outline-level="2"><text:bookmark-start text:name="__RefHeading__5932_986578181"/><text:soft-page-break/>Aufgabe: popen.c<text:bookmark-end text:name="__RefHeading__5932_986578181"/></text:h>
      <text:p text:style-name="P6"><text:span text:style-name="T9">Auf der Grundlage des</text:span> Programm<text:span text:style-name="T9">es</text:span> t_fileserver.<text:span text:style-name="T9">c</text:span>, <text:span text:style-name="T9">soll</text:span> statt des Ausliefern<text:span text:style-name="T9">s</text:span> von <text:span text:style-name="T9">Dateien</text:span> Prozesse <text:span text:style-name="T9">ge</text:span>startet und de<text:span text:style-name="T9">r</text:span> output dieser Prozesse an den Client <text:span text:style-name="T9">ge</text:span>schickt <text:span text:style-name="T9">werden</text:span>.</text:p>
      <text:p text:style-name="P6"/>
      <text:p text:style-name="P7">Der Benutzer des Client-Programmes soll Unix-Kommandos eingeben.</text:p>
      <text:p text:style-name="P7">(ps , ps aux, cat /etc/passwd, ....)</text:p>
      <text:p text:style-name="P6"/>
      <text:p text:style-name="P6">Hinweis:</text:p>
      <text:p text:style-name="P6"><text:span text:style-name="T9">Verwenden Sie statt fopen() die Funktion </text:span>popen()</text:p>
      <text:p text:style-name="P4"/>
      <text:h text:style-name="Heading_20_2" text:outline-level="2"><text:bookmark-start text:name="__RefHeading__5936_986578181"/><text:span text:style-name="T9">+</text:span>Aufgabe: tictactoed.c, vc_tictactoe.c<text:bookmark-end text:name="__RefHeading__5936_986578181"/></text:h>
      <text:p text:style-name="P6">Schreiben Sie ein Client- und ein Serverprogramm zum Spiel TicTacToe. Verwendet werden soll der Port 71234.</text:p>
      <text:p text:style-name="P6">Der Client baut eine Verbindung auf und spielt gegen den Server.</text:p>
      <text:p text:style-name="P1"/>
      <text:p text:style-name="P1"/>
      <text:h text:style-name="P27" text:outline-level="2"><text:bookmark-start text:name="__RefHeading__437_1440955901"/><text:span text:style-name="T12">+</text:span>Aufgabe: t_vcserver_port80.c <text:span text:style-name="T12">(mab)</text:span><text:bookmark-end text:name="__RefHeading__437_1440955901"/></text:h>
      <text:p text:style-name="P24">Schreiben Sie das Programm t_vcserver.c so um, dass es am Port 80 horcht. </text:p>
      <text:p text:style-name="P32">Der Client:</text:p>
      <text:p text:style-name="P24">Als Client soll ein <text:s/>herkömmlicher Web-Browser verwendet werden: (<text:a xlink:type="simple" xlink:href="http://localhost/" text:style-name="Internet_20_link" text:visited-style-name="Visited_20_Internet_20_Link">http://localhost</text:a> bzw.: <text:a xlink:type="simple" xlink:href="http://localhost/einTest" text:style-name="Internet_20_link" text:visited-style-name="Visited_20_Internet_20_Link">http://localhost/einTest</text:a>)</text:p>
      <text:p text:style-name="P9"/>
      <text:p text:style-name="P9">Der Server: </text:p>
      <text:p text:style-name="P9">* liest die Daten (vom Client),</text:p>
      <text:p text:style-name="P9">* schreibt diese auf die Konsole und</text:p>
      <text:p text:style-name="P9">* schreibt diese an den Client zurück.</text:p>
      <text:p text:style-name="P9"/>
      <text:p text:style-name="P24">Hinweis: Beachte das http-Protokoll, den der WebBrowser verwendet dieses.<text:line-break/><text:a xlink:type="simple" xlink:href="http://de.wikipedia.org/wiki/Hypertext_Transfer_Protocol" text:style-name="Internet_20_link" text:visited-style-name="Visited_20_Internet_20_Link">http://de.wikipedia.org/wiki/Hypertext_Transfer_Protocol</text:a></text:p>
      <text:p text:style-name="P9">Ihr Server muss also das HTTP-Protokoll verstehen und entsprechend antworten können.</text:p>
      <text:p text:style-name="P2"><text:span text:style-name="Citatio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ffffff" draw:opacity="100%"/>
      <style:paragraph-properties fo:background-color="#ff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B-C-CLIENT-SERVER-host-vc-pong-file-port80-popen</text:file-name><text:tab/>Arbeitsunterlage</text:p>
      </style:header>
      <style:footer>
        <text:p text:style-name="Footer">Informatik<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4-02-20T10:08:03.177922283</meta:creation-date>
    <meta:editing-cycles>11</meta:editing-cycles>
    <meta:editing-duration>PT1H16M54S</meta:editing-duration>
    <dc:date>2016-11-07T20:19:18.397621619</dc:date>
    <dc:creator>hofmann </dc:creator>
    <meta:printed-by>hofmann </meta:printed-by>
    <meta:print-date>2016-03-06T20:59:38.027424520</meta:print-date>
    <meta:document-statistic meta:table-count="0" meta:image-count="0" meta:object-count="0" meta:page-count="4" meta:paragraph-count="130" meta:word-count="764" meta:character-count="6209" meta:non-whitespace-character-count="5424"/>
    <meta:user-defined meta:name="Info 1"/>
    <meta:user-defined meta:name="Info 2"/>
    <meta:user-defined meta:name="Info 3"/>
    <meta:user-defined meta:name="Info 4"/>
    <meta:template xlink:type="simple" xlink:actuate="onRequest" xlink:title="arbeitsunterlage" xlink:href="../../../../../../htl/ab/meineVorlagen/arbeitsunterlage.ott" meta:date="2014-02-20T10:08:02.298560497"/>
  </office:meta>
</office:document-meta>
</file>